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P5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6" style:family="paragraph" style:parent-style-name="Standard">
      <style:text-properties officeooo:rsid="001e14a6" officeooo:paragraph-rsid="0051bbf0"/>
    </style:style>
    <style:style style:name="P7" style:family="paragraph" style:parent-style-name="Standard">
      <style:text-properties officeooo:rsid="001e14a6" officeooo:paragraph-rsid="006f0616"/>
    </style:style>
    <style:style style:name="P8" style:family="paragraph" style:parent-style-name="Standard">
      <style:text-properties officeooo:rsid="001e14a6" officeooo:paragraph-rsid="00cb6e3a"/>
    </style:style>
    <style:style style:name="P9" style:family="paragraph" style:parent-style-name="Table_20_Contents">
      <style:text-properties officeooo:rsid="00212c21" officeooo:paragraph-rsid="00212c21"/>
    </style:style>
    <style:style style:name="P10" style:family="paragraph" style:parent-style-name="Table_20_Contents">
      <style:text-properties officeooo:rsid="00240acc" officeooo:paragraph-rsid="00240acc"/>
    </style:style>
    <style:style style:name="P11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2" style:family="paragraph" style:parent-style-name="Standard">
      <style:text-properties fo:font-weight="bold" officeooo:rsid="00b0dc2b" officeooo:paragraph-rsid="00b0dc2b" style:font-weight-asian="bold" style:font-weight-complex="bold"/>
    </style:style>
    <style:style style:name="P13" style:family="paragraph" style:parent-style-name="Table_20_Contents">
      <style:text-properties fo:font-weight="bold" officeooo:rsid="00cd0830" officeooo:paragraph-rsid="00cd0830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7" style:family="paragraph" style:parent-style-name="Standard">
      <style:text-properties officeooo:rsid="0051bbf0" officeooo:paragraph-rsid="006f0616"/>
    </style:style>
    <style:style style:name="P18" style:family="paragraph" style:parent-style-name="Standard">
      <style:text-properties officeooo:rsid="00583d83" officeooo:paragraph-rsid="00583d83"/>
    </style:style>
    <style:style style:name="P19" style:family="paragraph" style:parent-style-name="Standard">
      <style:text-properties officeooo:rsid="00267fa4" officeooo:paragraph-rsid="006128a9"/>
    </style:style>
    <style:style style:name="P20" style:family="paragraph" style:parent-style-name="Standard">
      <style:text-properties officeooo:rsid="00267fa4" officeooo:paragraph-rsid="00953e3b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2" style:family="paragraph" style:parent-style-name="Standard">
      <style:paragraph-properties fo:text-align="justify" style:justify-single-word="false"/>
      <style:text-properties officeooo:rsid="00267fa4" officeooo:paragraph-rsid="00cde2a3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6b66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d8b67e"/>
    </style:style>
    <style:style style:name="P25" style:family="paragraph" style:parent-style-name="Standard">
      <style:text-properties officeooo:rsid="005801da" officeooo:paragraph-rsid="005801da"/>
    </style:style>
    <style:style style:name="P26" style:family="paragraph" style:parent-style-name="Table_20_Contents">
      <style:text-properties officeooo:rsid="006c9647" officeooo:paragraph-rsid="006c9647"/>
    </style:style>
    <style:style style:name="P27" style:family="paragraph" style:parent-style-name="Table_20_Contents">
      <style:text-properties officeooo:rsid="0075ab86" officeooo:paragraph-rsid="006f0616"/>
    </style:style>
    <style:style style:name="P28" style:family="paragraph" style:parent-style-name="Table_20_Contents">
      <style:text-properties officeooo:paragraph-rsid="006f0616"/>
    </style:style>
    <style:style style:name="P29" style:family="paragraph" style:parent-style-name="Standard">
      <style:text-properties officeooo:rsid="00320ed7" officeooo:paragraph-rsid="007be473"/>
    </style:style>
    <style:style style:name="P30" style:family="paragraph" style:parent-style-name="Standard">
      <style:text-properties officeooo:rsid="00320ed7" officeooo:paragraph-rsid="00b6875c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officeooo:rsid="00320ed7" officeooo:paragraph-rsid="00e6eaf2"/>
    </style:style>
    <style:style style:name="P32" style:family="paragraph" style:parent-style-name="Standard">
      <style:paragraph-properties fo:margin-left="0.9846in" fo:margin-right="0in" fo:text-indent="0in" style:auto-text-indent="false"/>
      <style:text-properties officeooo:rsid="00320ed7" officeooo:paragraph-rsid="00e6eaf2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34" style:family="paragraph" style:parent-style-name="Standard">
      <style:text-properties officeooo:paragraph-rsid="0085ab40"/>
    </style:style>
    <style:style style:name="P35" style:family="paragraph" style:parent-style-name="Standard">
      <style:paragraph-properties fo:margin-left="0.9846in" fo:margin-right="0in" fo:text-indent="0in" style:auto-text-indent="false"/>
      <style:text-properties officeooo:paragraph-rsid="0085ab40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b3796f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d8b67e"/>
    </style:style>
    <style:style style:name="P38" style:family="paragraph" style:parent-style-name="Standard">
      <style:text-properties officeooo:rsid="00953e3b" officeooo:paragraph-rsid="00a34702"/>
    </style:style>
    <style:style style:name="P39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40" style:family="paragraph" style:parent-style-name="Standard">
      <style:text-properties fo:font-style="italic" officeooo:rsid="00320ed7" officeooo:paragraph-rsid="00da4dce" style:font-style-asian="italic" style:font-style-complex="italic"/>
    </style:style>
    <style:style style:name="P41" style:family="paragraph" style:parent-style-name="Standard">
      <style:text-properties fo:font-style="italic" officeooo:rsid="00320ed7" officeooo:paragraph-rsid="00db66df" style:font-style-asian="italic" style:font-style-complex="italic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tyle="italic" officeooo:rsid="007ba917" officeooo:paragraph-rsid="00da4dce" style:font-style-asian="italic" style:font-style-complex="italic"/>
    </style:style>
    <style:style style:name="P43" style:family="paragraph" style:parent-style-name="Standard">
      <style:text-properties fo:font-style="italic" officeooo:paragraph-rsid="00db66df" style:font-style-asian="italic" style:font-style-complex="italic"/>
    </style:style>
    <style:style style:name="P44" style:family="paragraph" style:parent-style-name="Standard">
      <style:text-properties fo:font-style="italic" style:text-underline-style="none" officeooo:rsid="00320ed7" officeooo:paragraph-rsid="00da4dce" style:font-style-asian="italic" style:font-style-complex="italic"/>
    </style:style>
    <style:style style:name="P45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b3796f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3796f" officeooo:paragraph-rsid="00da4dce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3dc44" officeooo:paragraph-rsid="00b792b6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84a5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7a2866" officeooo:paragraph-rsid="00b9e547" style:font-size-asian="12pt" style:font-weight-asian="normal" style:font-size-complex="12pt" style:font-weight-complex="normal"/>
    </style:style>
    <style:style style:name="P51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bc788e" officeooo:paragraph-rsid="00b84a5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e25252" officeooo:paragraph-rsid="00e2525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deb01b" officeooo:paragraph-rsid="00deb01b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ec8cb3" officeooo:paragraph-rsid="00ec8cb3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Times New Roman" fo:font-size="12pt" fo:font-style="italic" style:text-underline-style="none" fo:font-weight="normal" officeooo:rsid="0090a719" officeooo:paragraph-rsid="007bd9fc" style:font-size-asian="12pt" style:font-style-asian="italic" style:font-weight-asian="normal" style:font-size-complex="12pt" style:font-style-complex="italic" style:font-weight-complex="normal"/>
    </style:style>
    <style:style style:name="P57" style:family="paragraph" style:parent-style-name="Standard">
      <style:text-properties style:font-name="Times New Roman" fo:font-size="12pt" fo:font-style="italic" style:text-underline-style="none" fo:font-weight="normal" officeooo:rsid="009144f9" officeooo:paragraph-rsid="00db66df" style:font-size-asian="12pt" style:font-style-asian="italic" style:font-weight-asian="normal" style:font-size-complex="12pt" style:font-style-complex="italic" style:font-weight-complex="normal"/>
    </style:style>
    <style:style style:name="P58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80a9b" officeooo:paragraph-rsid="00b84a51"/>
    </style:style>
    <style:style style:name="P59" style:family="paragraph" style:parent-style-name="Standard">
      <style:paragraph-properties fo:margin-left="0in" fo:margin-right="0in" fo:text-indent="0in" style:auto-text-indent="false"/>
      <style:text-properties style:font-name="Times New Roman" fo:font-style="italic" officeooo:rsid="00267fa4" officeooo:paragraph-rsid="00db66df" style:font-style-asian="italic" style:font-style-complex="italic"/>
    </style:style>
    <style:style style:name="P60" style:family="paragraph" style:parent-style-name="Standard">
      <style:paragraph-properties fo:margin-left="0.4925in" fo:margin-right="0in" fo:text-indent="0in" style:auto-text-indent="false"/>
      <style:text-properties style:font-name="Times New Roman" officeooo:rsid="00bc788e" officeooo:paragraph-rsid="00b84a51"/>
    </style:style>
    <style:style style:name="P61" style:family="paragraph" style:parent-style-name="Table_20_Contents">
      <style:text-properties officeooo:rsid="00a8a730" officeooo:paragraph-rsid="00a8a730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rsid="00b1ff9b" officeooo:paragraph-rsid="00b1ff9b"/>
    </style:style>
    <style:style style:name="P63" style:family="paragraph" style:parent-style-name="Standard">
      <style:text-properties officeooo:paragraph-rsid="00b6875c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officeooo:paragraph-rsid="00b6875c"/>
    </style:style>
    <style:style style:name="P65" style:family="paragraph" style:parent-style-name="Standard">
      <style:text-properties officeooo:paragraph-rsid="00b792b6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officeooo:rsid="0080b019" officeooo:paragraph-rsid="00b84a51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officeooo:rsid="0080d80b" officeooo:paragraph-rsid="00b84a51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officeooo:rsid="00bab4e0" officeooo:paragraph-rsid="00c56889"/>
    </style:style>
    <style:style style:name="P69" style:family="paragraph" style:parent-style-name="Standard">
      <style:paragraph-properties fo:text-align="justify" style:justify-single-word="false"/>
      <style:text-properties officeooo:paragraph-rsid="00cf0953"/>
    </style:style>
    <style:style style:name="P70" style:family="paragraph" style:parent-style-name="Standard">
      <style:paragraph-properties fo:text-align="justify" style:justify-single-word="false"/>
      <style:text-properties officeooo:paragraph-rsid="00d004cd"/>
    </style:style>
    <style:style style:name="P71" style:family="paragraph" style:parent-style-name="Standard">
      <style:paragraph-properties fo:text-align="justify" style:justify-single-word="false"/>
      <style:text-properties officeooo:paragraph-rsid="00e0c639"/>
    </style:style>
    <style:style style:name="P72" style:family="paragraph" style:parent-style-name="Standard">
      <style:paragraph-properties fo:margin-left="0.9846in" fo:margin-right="0in" fo:text-indent="0in" style:auto-text-indent="false"/>
      <style:text-properties officeooo:rsid="00deb01b" officeooo:paragraph-rsid="00deb01b"/>
    </style:style>
    <style:style style:name="P73" style:family="paragraph" style:parent-style-name="Standard">
      <style:paragraph-properties fo:margin-left="0.9846in" fo:margin-right="0in" fo:text-indent="0in" style:auto-text-indent="false"/>
      <style:text-properties officeooo:paragraph-rsid="00deb01b"/>
    </style:style>
    <style:style style:name="P74" style:family="paragraph" style:parent-style-name="Standard">
      <style:paragraph-properties fo:margin-left="0.4925in" fo:margin-right="0in" fo:text-indent="0in" style:auto-text-indent="false"/>
      <style:text-properties officeooo:rsid="00b84a51" officeooo:paragraph-rsid="00b84a51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officeooo:rsid="00e034b8" officeooo:paragraph-rsid="00e034b8"/>
    </style:style>
    <style:style style:name="P76" style:family="paragraph" style:parent-style-name="Standard">
      <style:paragraph-properties fo:margin-left="0.9846in" fo:margin-right="0in" fo:text-indent="0in" style:auto-text-indent="false"/>
      <style:text-properties officeooo:paragraph-rsid="00e25252"/>
    </style:style>
    <style:style style:name="P77" style:family="paragraph" style:parent-style-name="Standard">
      <style:paragraph-properties fo:margin-left="0.9846in" fo:margin-right="0in" fo:text-indent="0in" style:auto-text-indent="false"/>
      <style:text-properties fo:language="en" fo:country="US" fo:font-weight="normal" officeooo:rsid="00e25252" officeooo:paragraph-rsid="00e25252" style:font-weight-asian="normal" style:font-weight-complex="normal"/>
    </style:style>
    <style:style style:name="P78" style:family="paragraph" style:parent-style-name="Standard">
      <style:paragraph-properties fo:margin-left="0.4925in" fo:margin-right="0in" fo:text-indent="0in" style:auto-text-indent="false"/>
      <style:text-properties officeooo:rsid="00e09507" officeooo:paragraph-rsid="00e6eaf2"/>
    </style:style>
    <style:style style:name="P79" style:family="paragraph" style:parent-style-name="Standard">
      <style:paragraph-properties fo:margin-left="0.9846in" fo:margin-right="0in" fo:text-indent="0in" style:auto-text-indent="false"/>
      <style:text-properties officeooo:paragraph-rsid="00e6eaf2"/>
    </style:style>
    <style:style style:name="P80" style:family="paragraph" style:parent-style-name="Standard">
      <style:text-properties officeooo:paragraph-rsid="00db66df"/>
    </style:style>
    <style:style style:name="P81" style:family="paragraph" style:parent-style-name="Standard">
      <style:paragraph-properties fo:margin-left="0.4925in" fo:margin-right="0in" fo:text-indent="0in" style:auto-text-indent="false"/>
      <style:text-properties officeooo:rsid="003eda82" officeooo:paragraph-rsid="00f06d10"/>
    </style:style>
    <style:style style:name="P82" style:family="paragraph" style:parent-style-name="Standard" style:list-style-name="L1">
      <style:paragraph-properties fo:text-align="justify" style:justify-single-word="false"/>
      <style:text-properties officeooo:rsid="00cf0953" officeooo:paragraph-rsid="00d12430"/>
    </style:style>
    <style:style style:name="P83" style:family="paragraph" style:parent-style-name="Standard" style:list-style-name="L1">
      <style:paragraph-properties fo:text-align="justify" style:justify-single-word="false"/>
      <style:text-properties officeooo:rsid="00cf0953" officeooo:paragraph-rsid="00cf0953"/>
    </style:style>
    <style:style style:name="P84" style:family="paragraph" style:parent-style-name="Standard" style:list-style-name="L1">
      <style:paragraph-properties fo:text-align="justify" style:justify-single-word="false"/>
      <style:text-properties officeooo:paragraph-rsid="00cf0953"/>
    </style:style>
    <style:style style:name="P85" style:family="paragraph" style:parent-style-name="Standard">
      <style:paragraph-properties fo:margin-left="0.9846in" fo:margin-right="0in" fo:text-indent="0in" style:auto-text-indent="false"/>
      <style:text-properties style:font-name="Times New Roman" fo:font-size="12pt" style:text-underline-style="none" fo:font-weight="normal" officeooo:rsid="00de444e" officeooo:paragraph-rsid="00de444e" style:font-size-asian="12pt" style:font-weight-asian="normal" style:font-size-complex="12pt" style:font-weight-complex="normal"/>
    </style:style>
    <style:style style:name="P86" style:family="paragraph" style:parent-style-name="Standard">
      <style:text-properties style:font-name="Times New Roman" fo:font-size="12pt" style:text-underline-style="none" fo:font-weight="normal" officeooo:rsid="00a8a730" officeooo:paragraph-rsid="00e7d842" style:font-size-asian="12pt" style:font-weight-asian="normal" style:font-size-complex="12pt" style:font-weight-complex="normal"/>
    </style:style>
    <style:style style:name="P87" style:family="paragraph" style:parent-style-name="Standard" style:list-style-name="L2">
      <style:text-properties officeooo:rsid="00590ab2" officeooo:paragraph-rsid="00590ab2"/>
    </style:style>
    <style:style style:name="P88" style:family="paragraph" style:parent-style-name="Standard" style:list-style-name="L2">
      <style:text-properties officeooo:rsid="005af17e" officeooo:paragraph-rsid="005af17e"/>
    </style:style>
    <style:style style:name="P89" style:family="paragraph" style:parent-style-name="Standard" style:list-style-name="L3">
      <style:text-properties officeooo:paragraph-rsid="00adeaf3"/>
    </style:style>
    <style:style style:name="P90" style:family="paragraph" style:parent-style-name="Standard" style:list-style-name="L3">
      <style:text-properties officeooo:rsid="0098fc38" officeooo:paragraph-rsid="00e7d842"/>
    </style:style>
    <style:style style:name="P91" style:family="paragraph" style:parent-style-name="Standard" style:list-style-name="L3">
      <style:text-properties officeooo:rsid="00e7d842" officeooo:paragraph-rsid="00e7d842"/>
    </style:style>
    <style:style style:name="P92" style:family="paragraph" style:parent-style-name="Standard" style:list-style-name="L3">
      <style:text-properties officeooo:rsid="00e98ed8" officeooo:paragraph-rsid="00e98ed8"/>
    </style:style>
    <style:style style:name="P93" style:family="paragraph" style:parent-style-name="Standard" style:list-style-name="L3">
      <style:text-properties officeooo:rsid="00eb4176" officeooo:paragraph-rsid="00eb4176"/>
    </style:style>
    <style:style style:name="P94" style:family="paragraph" style:parent-style-name="Standard">
      <style:paragraph-properties fo:margin-left="0.4925in" fo:margin-right="0in" fo:text-indent="0in" style:auto-text-indent="false"/>
      <style:text-properties officeooo:rsid="003eda82" officeooo:paragraph-rsid="00f06d10"/>
    </style:style>
    <style:style style:name="P95" style:family="paragraph" style:parent-style-name="Standard">
      <style:paragraph-properties fo:margin-left="0.4925in" fo:margin-right="0in" fo:text-indent="0in" style:auto-text-indent="false"/>
      <style:text-properties officeooo:rsid="00f0d95f" officeooo:paragraph-rsid="00f0d95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1dc1" style:font-weight-asian="bold" style:font-weight-complex="bold"/>
    </style:style>
    <style:style style:name="T3" style:family="text">
      <style:text-properties fo:font-weight="bold" officeooo:rsid="001e14a6" style:font-weight-asian="bold" style:font-weight-complex="bold"/>
    </style:style>
    <style:style style:name="T4" style:family="text">
      <style:text-properties fo:font-weight="bold" officeooo:rsid="00cd0830" style:font-weight-asian="bold" style:font-weight-complex="bold"/>
    </style:style>
    <style:style style:name="T5" style:family="text">
      <style:text-properties fo:font-weight="bold" officeooo:rsid="00240acc" style:font-weight-asian="bold" style:font-weight-complex="bold"/>
    </style:style>
    <style:style style:name="T6" style:family="text">
      <style:text-properties fo:font-weight="normal" officeooo:rsid="00cd0830" style:font-weight-asian="normal" style:font-weight-complex="normal"/>
    </style:style>
    <style:style style:name="T7" style:family="text">
      <style:text-properties officeooo:rsid="00cd0830"/>
    </style:style>
    <style:style style:name="T8" style:family="text">
      <style:text-properties officeooo:rsid="00bfeb8f"/>
    </style:style>
    <style:style style:name="T9" style:family="text">
      <style:text-properties officeooo:rsid="00772096"/>
    </style:style>
    <style:style style:name="T10" style:family="text">
      <style:text-properties officeooo:rsid="0022ae94"/>
    </style:style>
    <style:style style:name="T11" style:family="text">
      <style:text-properties officeooo:rsid="00240acc"/>
    </style:style>
    <style:style style:name="T12" style:family="text">
      <style:text-properties officeooo:rsid="0027f8c1"/>
    </style:style>
    <style:style style:name="T13" style:family="text">
      <style:text-properties officeooo:rsid="002824da"/>
    </style:style>
    <style:style style:name="T14" style:family="text">
      <style:text-properties officeooo:rsid="002a5f3e"/>
    </style:style>
    <style:style style:name="T15" style:family="text">
      <style:text-properties officeooo:rsid="002bc085"/>
    </style:style>
    <style:style style:name="T16" style:family="text">
      <style:text-properties officeooo:rsid="002c23bb"/>
    </style:style>
    <style:style style:name="T17" style:family="text">
      <style:text-properties officeooo:rsid="002d28a1"/>
    </style:style>
    <style:style style:name="T18" style:family="text">
      <style:text-properties officeooo:rsid="002ed7ff"/>
    </style:style>
    <style:style style:name="T19" style:family="text">
      <style:text-properties officeooo:rsid="0031aa3b"/>
    </style:style>
    <style:style style:name="T20" style:family="text">
      <style:text-properties officeooo:rsid="0051bbf0"/>
    </style:style>
    <style:style style:name="T21" style:family="text">
      <style:text-properties officeooo:rsid="0051eaef"/>
    </style:style>
    <style:style style:name="T22" style:family="text">
      <style:text-properties officeooo:rsid="00561ef7"/>
    </style:style>
    <style:style style:name="T23" style:family="text">
      <style:text-properties officeooo:rsid="0075ab86"/>
    </style:style>
    <style:style style:name="T24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25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27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28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29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30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34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35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36" style:family="text">
      <style:text-properties style:font-name="Times New Roman" fo:font-size="12pt" style:text-underline-style="none" fo:font-weight="normal" officeooo:rsid="00b3796f" style:font-size-asian="12pt" style:font-weight-asian="normal" style:font-size-complex="12pt" style:font-weight-complex="normal"/>
    </style:style>
    <style:style style:name="T37" style:family="text">
      <style:text-properties style:font-name="Times New Roman" fo:font-size="12pt" style:text-underline-style="none" fo:font-weight="normal" officeooo:rsid="00b6875c" style:font-size-asian="12pt" style:font-weight-asian="normal" style:font-size-complex="12pt" style:font-weight-complex="normal"/>
    </style:style>
    <style:style style:name="T38" style:family="text">
      <style:text-properties style:font-name="Times New Roman"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a34702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a8a730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da4dce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de444e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deb01b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e09507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e6eaf2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" fo:font-size="12pt" fo:font-style="normal" style:text-underline-style="none" fo:font-weight="normal" officeooo:rsid="00bab4e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" fo:font-size="12pt" fo:font-style="normal" style:text-underline-style="none" fo:font-weight="normal" officeooo:rsid="00e09507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" fo:font-size="12pt" fo:font-style="normal" style:text-underline-style="none" fo:font-weight="normal" officeooo:rsid="00e25252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" fo:font-size="12pt" fo:font-style="normal" style:text-underline-style="none" fo:font-weight="normal" officeooo:rsid="00e6eaf2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font-weight="normal" officeooo:rsid="00b3796f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fo:font-style="italic" style:text-underline-style="none" fo:font-weight="normal" officeooo:rsid="007a2866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style:font-name="Times New Roman" fo:font-size="12pt" fo:font-style="italic" style:text-underline-style="none" fo:font-weight="normal" officeooo:rsid="00d8b67e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Times New Roman" officeooo:rsid="00e25252"/>
    </style:style>
    <style:style style:name="T57" style:family="text">
      <style:text-properties style:font-name="Times New Roman" fo:font-weight="normal" officeooo:rsid="00e25252" style:font-weight-asian="normal" style:font-weight-complex="normal"/>
    </style:style>
    <style:style style:name="T58" style:family="text">
      <style:text-properties officeooo:rsid="007a2866"/>
    </style:style>
    <style:style style:name="T59" style:family="text">
      <style:text-properties officeooo:rsid="007bd9fc"/>
    </style:style>
    <style:style style:name="T60" style:family="text">
      <style:text-properties officeooo:rsid="00825097"/>
    </style:style>
    <style:style style:name="T61" style:family="text">
      <style:text-properties officeooo:rsid="0083c586"/>
    </style:style>
    <style:style style:name="T62" style:family="text">
      <style:text-properties officeooo:rsid="008720c4"/>
    </style:style>
    <style:style style:name="T63" style:family="text">
      <style:text-properties officeooo:rsid="00a8a730"/>
    </style:style>
    <style:style style:name="T64" style:family="text">
      <style:text-properties officeooo:rsid="00af0db8"/>
    </style:style>
    <style:style style:name="T65" style:family="text">
      <style:text-properties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66" style:family="text">
      <style:text-properties fo:font-size="12pt" style:text-underline-style="none" fo:font-weight="normal" officeooo:rsid="00b84a51" style:font-size-asian="12pt" style:font-weight-asian="normal" style:font-size-complex="12pt" style:font-weight-complex="normal"/>
    </style:style>
    <style:style style:name="T67" style:family="text">
      <style:text-properties fo:font-size="12pt" style:text-underline-style="none" fo:font-weight="normal" officeooo:rsid="00d8b67e" style:font-size-asian="12pt" style:font-weight-asian="normal" style:font-size-complex="12pt" style:font-weight-complex="normal"/>
    </style:style>
    <style:style style:name="T68" style:family="text">
      <style:text-properties fo:font-size="12pt" style:text-underline-style="none" fo:font-weight="normal" officeooo:rsid="00d9eca2" style:font-size-asian="12pt" style:font-weight-asian="normal" style:font-size-complex="12pt" style:font-weight-complex="normal"/>
    </style:style>
    <style:style style:name="T69" style:family="text">
      <style:text-properties fo:font-size="12pt" style:text-underline-style="none" fo:font-weight="normal" officeooo:rsid="00f06d10" style:font-size-asian="12pt" style:font-weight-asian="normal" style:font-size-complex="12pt" style:font-weight-complex="normal"/>
    </style:style>
    <style:style style:name="T70" style:family="text">
      <style:text-properties officeooo:rsid="00b84a51"/>
    </style:style>
    <style:style style:name="T71" style:family="text">
      <style:text-properties officeooo:rsid="0085ab40"/>
    </style:style>
    <style:style style:name="T72" style:family="text">
      <style:text-properties officeooo:rsid="00bd9123"/>
    </style:style>
    <style:style style:name="T73" style:family="text">
      <style:text-properties officeooo:rsid="00be4228"/>
    </style:style>
    <style:style style:name="T74" style:family="text">
      <style:text-properties officeooo:rsid="00c0cbea"/>
    </style:style>
    <style:style style:name="T75" style:family="text">
      <style:text-properties officeooo:rsid="00c2a61a"/>
    </style:style>
    <style:style style:name="T76" style:family="text">
      <style:text-properties officeooo:rsid="00c436e2"/>
    </style:style>
    <style:style style:name="T77" style:family="text">
      <style:text-properties officeooo:rsid="00ca19f2"/>
    </style:style>
    <style:style style:name="T78" style:family="text">
      <style:text-properties officeooo:rsid="00cde2a3"/>
    </style:style>
    <style:style style:name="T79" style:family="text">
      <style:text-properties officeooo:rsid="00267fa4"/>
    </style:style>
    <style:style style:name="T80" style:family="text">
      <style:text-properties officeooo:rsid="00ce3aca"/>
    </style:style>
    <style:style style:name="T81" style:family="text">
      <style:text-properties officeooo:rsid="00ce4319"/>
    </style:style>
    <style:style style:name="T82" style:family="text">
      <style:text-properties officeooo:rsid="00cf0953"/>
    </style:style>
    <style:style style:name="T8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officeooo:rsid="00db8bbf" style:font-style-asian="italic" style:font-style-complex="italic"/>
    </style:style>
    <style:style style:name="T86" style:family="text">
      <style:text-properties fo:font-style="italic" officeooo:rsid="00b6875c" style:font-style-asian="italic" style:font-style-complex="italic"/>
    </style:style>
    <style:style style:name="T87" style:family="text">
      <style:text-properties fo:font-style="italic" officeooo:rsid="00a8a730" style:font-style-asian="italic" style:font-style-complex="italic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cf0953" style:font-style-asian="normal" style:font-weight-asian="normal" style:font-style-complex="normal" style:font-weight-complex="normal"/>
    </style:style>
    <style:style style:name="T90" style:family="text">
      <style:text-properties officeooo:rsid="00d004cd"/>
    </style:style>
    <style:style style:name="T91" style:family="text">
      <style:text-properties officeooo:rsid="00d12430"/>
    </style:style>
    <style:style style:name="T92" style:family="text">
      <style:text-properties officeooo:rsid="00d27b4d"/>
    </style:style>
    <style:style style:name="T93" style:family="text">
      <style:text-properties officeooo:rsid="00d40885"/>
    </style:style>
    <style:style style:name="T94" style:family="text">
      <style:text-properties officeooo:rsid="00d464c8"/>
    </style:style>
    <style:style style:name="T95" style:family="text">
      <style:text-properties officeooo:rsid="00d68a69"/>
    </style:style>
    <style:style style:name="T96" style:family="text">
      <style:text-properties officeooo:rsid="00d7abf7"/>
    </style:style>
    <style:style style:name="T97" style:family="text">
      <style:text-properties officeooo:rsid="00d8b67e"/>
    </style:style>
    <style:style style:name="T98" style:family="text">
      <style:text-properties officeooo:rsid="00d9eca2"/>
    </style:style>
    <style:style style:name="T99" style:family="text">
      <style:text-properties officeooo:rsid="00da4dce"/>
    </style:style>
    <style:style style:name="T100" style:family="text">
      <style:text-properties officeooo:rsid="00db8bbf"/>
    </style:style>
    <style:style style:name="T101" style:family="text">
      <style:text-properties officeooo:rsid="00dcb409"/>
    </style:style>
    <style:style style:name="T102" style:family="text">
      <style:text-properties officeooo:rsid="00ddf755"/>
    </style:style>
    <style:style style:name="T103" style:family="text">
      <style:text-properties officeooo:rsid="00de444e"/>
    </style:style>
    <style:style style:name="T104" style:family="text">
      <style:text-properties officeooo:rsid="00deb01b"/>
    </style:style>
    <style:style style:name="T105" style:family="text">
      <style:text-properties officeooo:rsid="00e034b8"/>
    </style:style>
    <style:style style:name="T106" style:family="text">
      <style:text-properties fo:language="en" fo:country="US" fo:font-weight="normal" style:font-weight-asian="normal" style:font-weight-complex="normal"/>
    </style:style>
    <style:style style:name="T107" style:family="text">
      <style:text-properties fo:language="en" fo:country="US" fo:font-weight="normal" officeooo:rsid="00e2619f" style:font-weight-asian="normal" style:font-weight-complex="normal"/>
    </style:style>
    <style:style style:name="T108" style:family="text">
      <style:text-properties officeooo:rsid="00e98ed8"/>
    </style:style>
    <style:style style:name="T109" style:family="text">
      <style:text-properties officeooo:rsid="00eb4176"/>
    </style:style>
    <style:style style:name="T110" style:family="text">
      <style:text-properties officeooo:rsid="00eda821"/>
    </style:style>
    <style:style style:name="T111" style:family="text">
      <style:text-properties officeooo:rsid="00f06d10"/>
    </style:style>
    <style:style style:name="T112" style:family="text">
      <style:text-properties officeooo:rsid="00f0d95f"/>
    </style:style>
    <style:style style:name="T113" style:family="text">
      <style:text-properties officeooo:rsid="00f24de5"/>
    </style:style>
    <style:style style:name="T114" style:family="text">
      <style:text-properties officeooo:rsid="00f44a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2">Inglés X</text:p>
          </table:table-cell>
        </table:table-row>
        <table:table-row>
          <table:table-cell table:style-name="Table1.A1" office:value-type="string">
            <text:p text:style-name="P9">Program <text:span text:style-name="T19">and </text:span><text:span text:style-name="T10">Track</text:span>:</text:p>
          </table:table-cell>
          <table:table-cell table:style-name="Table1.A1" office:value-type="string">
            <text:p text:style-name="P8"><text:span text:style-name="T11">I</text:span><text:span text:style-name="T5">nterpretación y Traduccíon: </text:span><text:span text:style-name="T4">10</text:span><text:span text:style-name="T1">° Cuatrimestre </text:span></text:p>
          </table:table-cell>
        </table:table-row>
        <table:table-row>
          <table:table-cell table:style-name="Table1.A1" office:value-type="string">
            <text:p text:style-name="P10">Course ID:</text:p>
          </table:table-cell>
          <table:table-cell table:style-name="Table1.A1" office:value-type="string">
            <text:p text:style-name="P11">IT<text:span text:style-name="T7">1044</text:span></text:p>
          </table:table-cell>
        </table:table-row>
        <table:table-row>
          <table:table-cell table:style-name="Table1.A1" office:value-type="string">
            <text:p text:style-name="P26">Cohort ID:</text:p>
          </table:table-cell>
          <table:table-cell table:style-name="Table1.A1" office:value-type="string">
            <text:p text:style-name="P13">10</text:p>
          </table:table-cell>
        </table:table-row>
      </table:table>
      <text:p text:style-name="P2"/>
      <text:p text:style-name="P39">Description</text:p>
      <text:p text:style-name="P69"><text:span text:style-name="T79">This cou</text:span><text:span text:style-name="T80">rse is the final </text:span>required c<text:span text:style-name="T81">lass</text:span> <text:span text:style-name="T80">in English language </text:span><text:span text:style-name="T81">studies </text:span><text:span text:style-name="T82">for students in the Interpretation and Translation degree program at the </text:span><text:span text:style-name="T83">Universidad Tecnológica de América</text:span><text:span text:style-name="T88"> </text:span><text:span text:style-name="T89">(</text:span><text:span text:style-name="T82">UTECA). As such, this </text:span><text:span text:style-name="T96">is an advanced </text:span><text:span text:style-name="T82">course designed </text:span></text:p>
      <text:list xml:id="list1794040049" text:style-name="L1">
        <text:list-item>
          <text:p text:style-name="P82">to <text:s/><text:span text:style-name="T78">hone and cement the evaluative techniques </text:span><text:span text:style-name="T80">presented in </text:span><text:span text:style-name="T78">English IX.</text:span></text:p>
        </text:list-item>
        <text:list-item>
          <text:p text:style-name="P84"><text:span text:style-name="T82">to </text:span><text:span text:style-name="T80">broaden </text:span><text:span text:style-name="T79">the </text:span><text:span text:style-name="T12">modern </text:span><text:span text:style-name="T79">foundations for linguistic translation in </text:span><text:span text:style-name="T74">English.</text:span></text:p>
        </text:list-item>
        <text:list-item>
          <text:p text:style-name="P83">to develop the practical skills necessary for <text:span text:style-name="T90">entry into the world of </text:span>professional employment.</text:p>
        </text:list-item>
      </text:list>
      <text:p text:style-name="P70"/>
      <text:p text:style-name="P71"><text:span text:style-name="T90">As in English IX, a</text:span><text:span text:style-name="T75"> constructivist approach to advanced English </text:span><text:span text:style-name="T76">language </text:span><text:span text:style-name="T75">learning </text:span><text:span text:style-name="T90">will be used. </text:span><text:span text:style-name="T75">Students will </text:span><text:span text:style-name="T78">hone and cement the</text:span><text:span text:style-name="T90">ir</text:span><text:span text:style-name="T78"> evaluative techniques through the analysis and critique of </text:span><text:span text:style-name="T75">classic English literature </text:span><text:span text:style-name="T80">and of historical accounts</text:span><text:span text:style-name="T75">. </text:span><text:span text:style-name="T91">Students will be introduced to the language of humor and the stylistic elements of creative writing. And students will be introduced to the language of computer coding </text:span><text:span text:style-name="T102">via practical application</text:span><text:span text:style-name="T91">. </text:span><text:span text:style-name="T92">In preparation for seeking professional employment, students will </text:span><text:span text:style-name="T93">evaluate internet job sites,</text:span><text:span text:style-name="T92"> </text:span><text:span text:style-name="T93">create resumes and cover letters, and practice interviewing skills. Although </text:span><text:span text:style-name="T76">reading, writing</text:span><text:span text:style-name="T90"> </text:span><text:span text:style-name="T76">and vocabulary building </text:span><text:span text:style-name="T94">will remain as core, foundational skills, this course will have an increased focus on presentation. </text:span><text:span text:style-name="T80">G</text:span><text:span text:style-name="T76">rammatical structures will be </text:span><text:span text:style-name="T95">regularly </text:span><text:span text:style-name="T96">reviewed.</text:span><text:span text:style-name="T95"> </text:span></text:p>
      <text:p text:style-name="P22"/>
      <text:p text:style-name="P22"><text:span text:style-name="T14">The </text:span><text:span text:style-name="T15">professional </text:span><text:span text:style-name="T14">translational mapping tools </text:span><text:span text:style-name="T15">developed in this course will </text:span><text:span text:style-name="T17">be specific </text:span><text:span text:style-name="T15">to </text:span><text:span text:style-name="T14">Spanish and English translation</text:span><text:span text:style-name="T15">s</text:span><text:span text:style-name="T14">, although such tools </text:span><text:span text:style-name="T17">and methodologies </text:span><text:span text:style-name="T14">can readily be extended </text:span><text:span text:style-name="T18">to</text:span><text:span text:style-name="T15"> </text:span><text:span text:style-name="T16">the translation of</text:span><text:span text:style-name="T14"> other languages. <text:s/></text:span><text:span text:style-name="T100">Students will receive credit for any work completed through </text:span><text:span text:style-name="T101">the</text:span><text:span text:style-name="T100"> </text:span><text:span text:style-name="T85">Coursera </text:span><text:span text:style-name="T100">on-line learning platform.</text:span></text:p>
      <text:p text:style-name="P19"/>
      <text:p text:style-name="P20"><text:span text:style-name="T13">Major </text:span><text:span text:style-name="T58">topics</text:span><text:span text:style-name="T17"> of</text:span><text:span text:style-name="T13"> the course will include: </text:span></text:p>
      <text:p text:style-name="P23"><text:span text:style-name="T58">I. <text:tab/></text:span><text:span text:style-name="T36">Literature and its Critique</text:span></text:p>
      <text:p text:style-name="P24"><text:span text:style-name="T25">II. <text:tab/></text:span><text:span text:style-name="T39">Scholarly Research</text:span></text:p>
      <text:p text:style-name="P21"><text:span text:style-name="T25">II</text:span><text:span text:style-name="T39">I</text:span><text:span text:style-name="T25">. <text:tab/></text:span><text:span text:style-name="T39">The History of Empires</text:span></text:p>
      <text:p text:style-name="P47"><text:span text:style-name="T99">I</text:span><text:span text:style-name="T97">V.<text:tab/></text:span><text:span text:style-name="T111">The </text:span><text:span text:style-name="T97">Language of Coding </text:span><text:span text:style-name="T98">and </text:span><text:span text:style-name="T111">Some</text:span><text:span text:style-name="T98"> Practical Applications</text:span></text:p>
      <text:p text:style-name="P62"><text:span text:style-name="T42">V</text:span><text:span text:style-name="T24">.<text:tab/></text:span><text:span text:style-name="T39">Principles of Creative Writing</text:span></text:p>
      <text:p text:style-name="P46">V<text:span text:style-name="T99">I</text:span>.<text:tab/><text:span text:style-name="T97">Elements and Language of Humor</text:span></text:p>
      <text:p text:style-name="P36"><text:span text:style-name="T34">V</text:span><text:span text:style-name="T42">I</text:span><text:span text:style-name="T36">I</text:span><text:span text:style-name="T34">.</text:span><text:span text:style-name="T31"> <text:s/><text:tab/></text:span><text:span text:style-name="T39">Building Resumes and Cover Letters</text:span></text:p>
      <text:p text:style-name="P46">V<text:span text:style-name="T99">I</text:span>II.<text:tab/><text:span text:style-name="T97">Job Searches and Interviews</text:span></text:p>
      <text:p text:style-name="P37"><text:span text:style-name="T24">I</text:span><text:span text:style-name="T42">X</text:span><text:span text:style-name="T24">. <text:tab/></text:span><text:span text:style-name="T40">Vocabulary </text:span><text:span text:style-name="T41">Building</text:span></text:p>
      <text:p text:style-name="P3"/>
      <text:p text:style-name="P39">Scope <text:span text:style-name="T9">and </text:span><text:span text:style-name="T60">General </text:span><text:span text:style-name="T9">Sequence</text:span></text:p>
      <text:p text:style-name="P44"><text:span text:style-name="T59">I</text:span>. <text:s/><text:span text:style-name="T53">Literature and its Critique</text:span></text:p>
      <text:p text:style-name="P31"><text:span text:style-name="T48">1. </text:span><text:span text:style-name="T50">Review of </text:span><text:span text:style-name="T51">the Elements of </text:span><text:span text:style-name="T50">Critique</text:span></text:p>
      <text:p text:style-name="P78"><text:span text:style-name="T49">2, </text:span><text:span text:style-name="T47">Literature</text:span></text:p>
      <text:p text:style-name="P32"><text:span text:style-name="T52">2</text:span><text:span text:style-name="T50">.1 </text:span><text:span text:style-name="T49">“Joy Luck Club” by Amy Tan</text:span></text:p>
      <text:p text:style-name="P32"><text:span text:style-name="T52">2</text:span><text:span text:style-name="T50">.</text:span><text:span text:style-name="T48">2 </text:span><text:span text:style-name="T49">“Brave New World” by Aldous Huxley</text:span></text:p>
      <text:p text:style-name="P40"><text:soft-page-break/><text:span text:style-name="T59">II</text:span>. <text:span text:style-name="T39">Scholarly Research</text:span></text:p>
      <text:p text:style-name="P81"><text:span text:style-name="T73">1</text:span>. <text:span text:style-name="T45">Academic Papers and their Presentation</text:span></text:p>
      <text:p text:style-name="P81"><text:span text:style-name="T111">2. </text:span><text:span text:style-name="T104">Google Scholar</text:span></text:p>
      <text:p text:style-name="P95">3. JSTOR</text:p>
      <text:p text:style-name="P29"><text:tab/><text:span text:style-name="T112">4</text:span>. <text:s/><text:span text:style-name="T104">Open-Access Journals</text:span></text:p>
      <text:p text:style-name="P51"/>
      <text:p text:style-name="P42"><text:span text:style-name="T70">II</text:span>I. <text:span text:style-name="T39">The History of Empires</text:span></text:p>
      <text:p text:style-name="P66">1. <text:span text:style-name="T103">The Han Empire</text:span></text:p>
      <text:p text:style-name="P67"><text:span text:style-name="T70">2. </text:span><text:span text:style-name="T103">The British Empire</text:span></text:p>
      <text:p text:style-name="P49"/>
      <text:p text:style-name="P59"><text:span text:style-name="T66">IV</text:span><text:span text:style-name="T65">. <text:s/></text:span><text:span text:style-name="T67">The Language of </text:span><text:span text:style-name="T69">Computer </text:span><text:span text:style-name="T67">Coding </text:span><text:span text:style-name="T68">and </text:span><text:span text:style-name="T69">Some</text:span><text:span text:style-name="T68"> Practical Applications</text:span></text:p>
      <text:p text:style-name="P58">1. <text:span text:style-name="T103">NetLogo</text:span></text:p>
      <text:p text:style-name="P60">2. <text:span text:style-name="T103">Python</text:span></text:p>
      <text:p text:style-name="P76"><text:span text:style-name="T56">2.1</text:span><text:span text:style-name="T57"> </text:span><text:span text:style-name="T106">Natural Language Toolkit </text:span><text:span text:style-name="T107">(NLTK)</text:span></text:p>
      <text:p text:style-name="P77">2.2 APIs</text:p>
      <text:p text:style-name="P52">3. <text:span text:style-name="T103">LaTex</text:span></text:p>
      <text:p text:style-name="P53">3.1 Latexila</text:p>
      <text:p text:style-name="P53">3.2 Overleaf</text:p>
      <text:p text:style-name="P50"/>
      <text:p text:style-name="P80"><text:span text:style-name="T54">V. </text:span><text:span text:style-name="T55">Principles of Creative Writing: Tips From the Masters </text:span></text:p>
      <text:p text:style-name="P65"><text:span text:style-name="T25"><text:tab/></text:span><text:span text:style-name="T35">1. Edgar Allan Poe</text:span></text:p>
      <text:p text:style-name="P48">2. George Orwell</text:p>
      <text:p text:style-name="P48">3. Kurt Vonnegut</text:p>
      <text:p text:style-name="P55">4. Strunk and White</text:p>
      <text:p text:style-name="P55">5. … and more!</text:p>
      <text:p text:style-name="P45"/>
      <text:p text:style-name="P43"><text:span text:style-name="T34">V</text:span><text:span text:style-name="T38">I</text:span><text:span text:style-name="T34">.</text:span><text:span text:style-name="T31"> <text:s/></text:span><text:span text:style-name="T36">The </text:span><text:span text:style-name="T39">Elements and Language of Humor</text:span></text:p>
      <text:p text:style-name="P34"><text:span text:style-name="T26"><text:tab/></text:span><text:span text:style-name="T34">1. </text:span><text:span text:style-name="T43">Why is it funny?</text:span></text:p>
      <text:p text:style-name="P34"><text:span text:style-name="T32"><text:tab/><text:tab/></text:span><text:span text:style-name="T34">1.1 </text:span><text:span text:style-name="T43">Playing with Language</text:span></text:p>
      <text:p text:style-name="P35"><text:span text:style-name="T34">1.2 </text:span><text:span text:style-name="T43">Playing with </text:span><text:span text:style-name="T33">Realities</text:span></text:p>
      <text:p text:style-name="P79"><text:span text:style-name="T33">1.</text:span><text:span text:style-name="T46">3 Satire</text:span></text:p>
      <text:p text:style-name="P34"><text:span text:style-name="T33"><text:tab/>2. </text:span><text:span text:style-name="T43">American Humor</text:span></text:p>
      <text:p text:style-name="P35"><text:span text:style-name="T34">2.1 </text:span><text:span text:style-name="T43">Saturday Night Live (SNL)</text:span></text:p>
      <text:p text:style-name="P85">2.2 Sitcoms</text:p>
      <text:p text:style-name="P33"><text:span text:style-name="T61">3. </text:span><text:s/><text:span text:style-name="T103">British Humour</text:span></text:p>
      <text:p text:style-name="P33"><text:span text:style-name="T61"><text:tab/>3.</text:span><text:span text:style-name="T62">1</text:span><text:span text:style-name="T61"> </text:span><text:span text:style-name="T103">Monty </text:span><text:span text:style-name="T61">Python</text:span></text:p>
      <text:p text:style-name="P56"/>
      <text:p text:style-name="P57"><text:span text:style-name="T71">V</text:span><text:span text:style-name="T70">II</text:span><text:span text:style-name="T71">.</text:span><text:span text:style-name="T60"> <text:s/></text:span><text:span text:style-name="T97">Building Resumes and Cover Letters</text:span></text:p>
      <text:p text:style-name="P74">1. <text:span text:style-name="T105">Review of </text:span><text:span text:style-name="T104">Resumes Styles</text:span></text:p>
      <text:p text:style-name="P75">2. Writing a Resume or CV (curriculum vitae)</text:p>
      <text:p text:style-name="P68"><text:span text:style-name="T113">3</text:span>. <text:span text:style-name="T105">Writing a </text:span><text:span text:style-name="T104">Cover Letter</text:span></text:p>
      <text:p text:style-name="P29"/>
      <text:p text:style-name="P41"><text:span text:style-name="T37">V</text:span><text:span text:style-name="T31">III <text:s/></text:span><text:span text:style-name="T39">Job Searches and Interviews</text:span></text:p>
      <text:p text:style-name="P30"><text:span text:style-name="T25"><text:tab/></text:span><text:span text:style-name="T31">1</text:span><text:span text:style-name="T26">. </text:span><text:span text:style-name="T44">Internet Job Sites</text:span></text:p>
      <text:p text:style-name="P30"><text:span text:style-name="T26"><text:tab/><text:tab/></text:span><text:span text:style-name="T31">1</text:span><text:span text:style-name="T27">.1 </text:span><text:span text:style-name="T44">Indeed</text:span></text:p>
      <text:p text:style-name="P64"><text:soft-page-break/><text:span text:style-name="T31">1</text:span><text:span text:style-name="T27">.2 </text:span><text:span text:style-name="T28">Talenteca</text:span></text:p>
      <text:p text:style-name="P72"><text:span text:style-name="T28">1.</text:span><text:span text:style-name="T24">3 LinkedIn</text:span></text:p>
      <text:p text:style-name="P54">1.4 OCCMundial</text:p>
      <text:p text:style-name="P73"><text:span text:style-name="T44">1.5 </text:span><text:span text:style-name="T24">Portal del Empleo (Mexican Government Job Board)</text:span></text:p>
      <text:p text:style-name="P73"><text:span text:style-name="T44">1.6 </text:span><text:span text:style-name="T24">Bumeran Mexico</text:span></text:p>
      <text:p text:style-name="P63"><text:span text:style-name="T26"><text:tab/></text:span><text:span text:style-name="T31">2</text:span><text:span text:style-name="T29">. </text:span><text:span text:style-name="T30"><text:s/></text:span><text:span text:style-name="T44">Interviews</text:span></text:p>
      <text:p text:style-name="P63"><text:span text:style-name="T30"><text:tab/><text:tab/></text:span><text:span text:style-name="T31">2</text:span><text:span text:style-name="T29">.1 </text:span><text:span text:style-name="T44">Preparation</text:span></text:p>
      <text:p text:style-name="P64"><text:span text:style-name="T31">2</text:span><text:span text:style-name="T29">.2 </text:span><text:span text:style-name="T44">Practice</text:span></text:p>
      <text:p text:style-name="P38"><text:span text:style-name="T86">IX</text:span><text:span text:style-name="T84">. Vocabulary </text:span><text:span text:style-name="T87">Building</text:span></text:p>
      <text:p text:style-name="P14"/>
      <text:p text:style-name="P14">Expectations</text:p>
      <text:p text:style-name="P18">Students will be expected to:</text:p>
      <text:list xml:id="list4160289701" text:style-name="L2">
        <text:list-item>
          <text:p text:style-name="P87">Attend all classes on time</text:p>
        </text:list-item>
        <text:list-item>
          <text:p text:style-name="P87">Be prepared to take notes and access materials on-line</text:p>
        </text:list-item>
        <text:list-item>
          <text:p text:style-name="P87">Participate in all class activities, including discussions and presentations</text:p>
        </text:list-item>
        <text:list-item>
          <text:p text:style-name="P88">Complete all assignments <text:span text:style-name="T64">and </text:span>exam<text:span text:style-name="T64">s</text:span></text:p>
        </text:list-item>
      </text:list>
      <text:p text:style-name="P86"/>
      <text:p text:style-name="P14">Exit Criteria</text:p>
      <text:p text:style-name="P6"><text:span text:style-name="T20">Upon the successful completion of the course the student will </text:span><text:span text:style-name="T21">be able to:</text:span></text:p>
      <text:list xml:id="list3738439183" text:style-name="L3">
        <text:list-item>
          <text:p text:style-name="P90"><text:span text:style-name="T22">Analyze, evaluate, </text:span><text:span text:style-name="T77">and provide written critique of classic English language novels </text:span></text:p>
        </text:list-item>
        <text:list-item>
          <text:p text:style-name="P91">Conduct independent scholarly research using Google Scholar. <text:span text:style-name="T114">JSTOR, </text:span>and open-access journals</text:p>
        </text:list-item>
        <text:list-item>
          <text:p text:style-name="P91">Conduct independent historical research, discuss the findings in an academic paper, and verbally present the paper</text:p>
        </text:list-item>
        <text:list-item>
          <text:p text:style-name="P91">Demonstrate a basic understanding of <text:span text:style-name="T108">computer </text:span>coding <text:span text:style-name="T110">language </text:span>structures <text:span text:style-name="T108">and </text:span><text:span text:style-name="T110">execute </text:span><text:span text:style-name="T108">some </text:span>practical use<text:span text:style-name="T108">s</text:span> <text:span text:style-name="T108">for</text:span> Python and LaTex</text:p>
        </text:list-item>
        <text:list-item>
          <text:p text:style-name="P92">Write <text:span text:style-name="T110">a </text:span>short piece of fiction using the principles of creative writing</text:p>
        </text:list-item>
        <text:list-item>
          <text:p text:style-name="P92">Define the basic elements of American and British humo(u)r</text:p>
        </text:list-item>
        <text:list-item>
          <text:p text:style-name="P89"><text:span text:style-name="T108">Write </text:span><text:span text:style-name="T110">a </text:span><text:span text:style-name="T108">professional resume and cover letter</text:span></text:p>
        </text:list-item>
        <text:list-item>
          <text:p text:style-name="P92"><text:span text:style-name="T109">N</text:span>avigate popular internet job sites and <text:span text:style-name="T109">successfully </text:span>submit complete<text:span text:style-name="T109">d</text:span> job applications</text:p>
        </text:list-item>
        <text:list-item>
          <text:p text:style-name="P93">Demonstrate job interview skills through simulation</text:p>
        </text:list-item>
      </text:list>
      <text:p text:style-name="P25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5"><text:span text:style-name="T23">Interim </text:span>Evaluations <text:span text:style-name="T63">(Partials)</text:span>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5"/>
          </table:table-cell>
          <table:table-cell table:style-name="Table2.D1" office:value-type="string">
            <text:p text:style-name="P16">Final Grade</text:p>
          </table:table-cell>
          <table:table-cell table:style-name="Table2.A1" office:value-type="string">
            <text:p text:style-name="P28"/>
          </table:table-cell>
        </table:table-row>
        <table:table-row>
          <table:table-cell table:style-name="Table2.A1" office:value-type="string">
            <text:p text:style-name="P17">Daily Work and Participation<text:tab/></text:p>
          </table:table-cell>
          <table:table-cell table:style-name="Table2.A1" office:value-type="string">
            <text:p text:style-name="P27">1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17"><text:span text:style-name="T63">1P</text:span><text:tab/></text:p>
          </table:table-cell>
          <table:table-cell table:style-name="Table2.A1" office:value-type="string">
            <text:p text:style-name="P27"><text:span text:style-name="T63">25 </text:span>%</text:p>
          </table:table-cell>
        </table:table-row>
        <table:table-row>
          <table:table-cell table:style-name="Table2.A1" office:value-type="string">
            <text:p text:style-name="P27">Homework</text:p>
          </table:table-cell>
          <table:table-cell table:style-name="Table2.A1" office:value-type="string">
            <text:p text:style-name="P27">60 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61">2P</text:p>
          </table:table-cell>
          <table:table-cell table:style-name="Table2.A1" office:value-type="string">
            <text:p text:style-name="P27"><text:span text:style-name="T63">25 </text:span>%</text:p>
          </table:table-cell>
        </table:table-row>
        <table:table-row>
          <table:table-cell table:style-name="Table2.A1" office:value-type="string">
            <text:p text:style-name="P27">Interim Exam</text:p>
          </table:table-cell>
          <table:table-cell table:style-name="Table2.A1" office:value-type="string">
            <text:p text:style-name="P27">30%</text:p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61">3P</text:p>
          </table:table-cell>
          <table:table-cell table:style-name="Table2.A1" office:value-type="string">
            <text:p text:style-name="P27"><text:span text:style-name="T63">25 </text:span>%</text:p>
          </table:table-cell>
        </table:table-row>
        <table:table-row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D1" office:value-type="string">
            <text:p text:style-name="P27">Final Exam</text:p>
          </table:table-cell>
          <table:table-cell table:style-name="Table2.A1" office:value-type="string">
            <text:p text:style-name="P27"><text:span text:style-name="T63">25</text:span> %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790884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officeooo:rsid="00ad1dc1" style:font-weight-asian="bold" style:font-weight-complex="bold"/>
    </style:style>
    <style:style style:name="MT2" style:family="text">
      <style:text-properties fo:font-weight="bold" officeooo:rsid="001e14a6" style:font-weight-asian="bold" style:font-weight-complex="bold"/>
    </style:style>
    <style:style style:name="MT3" style:family="text">
      <style:text-properties fo:font-weight="bold" officeooo:rsid="00cd0830" style:font-weight-asian="bold" style:font-weight-complex="bold"/>
    </style:style>
    <style:style style:name="MT4" style:family="text">
      <style:text-properties fo:font-weight="normal" officeooo:rsid="00cd0830" style:font-weight-asian="normal" style:font-weight-complex="normal"/>
    </style:style>
    <style:style style:name="MT5" style:family="text">
      <style:text-properties officeooo:rsid="00cd0830"/>
    </style:style>
    <style:style style:name="MT6" style:family="text">
      <style:text-properties officeooo:rsid="00bfeb8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</text:span><text:span text:style-name="MT2">T</text:span><text:span text:style-name="MT3">1044 </text:span><text:span text:style-name="MT4">(Marron)</text:span></text:p>
        <text:p text:style-name="MP2">UTECA 2<text:span text:style-name="MT5">6</text:span>-<text:span text:style-name="MT5">1</text:span></text:p>
        <text:p text:style-name="MP3">Page <text:page-number text:select-page="current">3</text:page-number><text:s/>of <text:span text:style-name="MT6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10T20:33:09.985394119</dc:date>
    <meta:editing-duration>PT15H6M37S</meta:editing-duration>
    <meta:editing-cycles>164</meta:editing-cycles>
    <meta:generator>LibreOffice/7.3.7.2$Linux_X86_64 LibreOffice_project/30$Build-2</meta:generator>
    <meta:document-statistic meta:table-count="2" meta:image-count="1" meta:object-count="0" meta:page-count="3" meta:paragraph-count="115" meta:word-count="721" meta:character-count="4542" meta:non-whitespace-character-count="3915"/>
  </office:meta>
</office:document-meta>
</file>